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imbus Mono PS" svg:font-family="'Nimbus Mono PS'" style:font-pitch="fixed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style:font-name="Nimbus Mono PS" fo:font-size="11pt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style:font-name="Nimbus Mono PS" fo:font-size="11pt" fo:font-weight="normal" style:font-size-asian="11pt" style:font-weight-asian="normal" style:font-size-complex="11pt" style:font-weight-complex="normal"/>
    </style:style>
    <style:style style:name="P3" style:family="paragraph" style:parent-style-name="Preformatted_20_Text">
      <style:paragraph-properties fo:text-align="start" style:justify-single-word="false"/>
      <style:text-properties style:font-name="Source Code Pro" fo:font-size="11pt" fo:font-weight="normal" style:font-size-asian="11pt" style:font-weight-asian="normal" style:font-size-complex="11pt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style:font-name="Source Code Pro" fo:font-size="11pt" fo:font-weight="bold" style:font-size-asian="11pt" style:font-weight-asian="bold" style:font-size-complex="11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font-name="Source Code Pro" fo:font-size="11pt" fo:font-weight="bold" style:font-size-asian="11pt" style:font-weight-asian="bold" style:font-size-complex="11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Source Code Pro" fo:font-size="13pt" fo:font-weight="bold" style:font-size-asian="13pt" style:font-weight-asian="bold" style:font-size-complex="13pt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style:font-name="Source Code Pro" fo:font-size="11pt" fo:font-weight="bold" style:font-size-asian="11pt" style:font-weight-asian="bold" style:font-size-complex="11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style:font-name="Source Code Pro" fo:font-size="11pt" fo:font-weight="normal" style:font-size-asian="11pt" style:font-weight-asian="normal" style:font-size-complex="11pt" style:font-weight-complex="normal"/>
    </style:style>
    <style:style style:name="P9" style:family="paragraph" style:parent-style-name="Preformatted_20_Text">
      <style:paragraph-properties fo:text-align="start" style:justify-single-word="false"/>
      <style:text-properties style:font-name="Nimbus Mono PS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font-name="Source Code Pro"/>
    </style:style>
    <style:style style:name="T5" style:family="text">
      <style:text-properties style:font-name="Source Code Pro" fo:font-weight="bold" style:font-weight-asian="bold" style:font-weight-complex="bold"/>
    </style:style>
    <style:style style:name="T6" style:family="text">
      <style:text-properties fo:color="#c5000b"/>
    </style:style>
    <style:style style:name="T7" style:family="text">
      <style:text-properties fo:color="#336699"/>
    </style:style>
    <style:style style:name="T8" style:family="text">
      <style:text-properties fo:color="#336699" style:text-underline-style="none"/>
    </style:style>
    <style:style style:name="T9" style:family="text">
      <style:text-properties fo:color="#336699" style:text-underline-style="none" fo:font-weight="normal" style:font-weight-asian="normal" style:font-weight-complex="normal"/>
    </style:style>
    <style:style style:name="T10" style:family="text">
      <style:text-properties fo:color="#ff950e"/>
    </style:style>
    <style:style style:name="T11" style:family="text">
      <style:text-properties fo:color="#ff950e" style:text-underline-style="none"/>
    </style:style>
    <style:style style:name="T12" style:family="text">
      <style:text-properties fo:color="#ff950e" style:text-underline-style="none" fo:font-weight="normal" style:font-weight-asian="normal" style:font-weight-complex="normal"/>
    </style:style>
    <style:style style:name="T13" style:family="text">
      <style:text-properties fo:color="#669933"/>
    </style:style>
    <style:style style:name="T14" style:family="text">
      <style:text-properties fo:color="#669933" fo:font-weight="normal" style:font-weight-asian="normal" style:font-weight-complex="normal"/>
    </style:style>
    <style:style style:name="T15" style:family="text">
      <style:text-properties fo:color="#cc3300"/>
    </style:style>
    <style:style style:name="T16" style:family="text">
      <style:text-properties fo:color="#cc3300" style:text-underline-style="none"/>
    </style:style>
    <style:style style:name="T17" style:family="text">
      <style:text-properties fo:color="#cc3300" style:text-underline-style="none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he Biscuit Programming Language</text:p>
      <text:p text:style-name="P4"/>
      <text:p text:style-name="P3">A Biscuit program is essentially a list of simple instructions, each terminated by a line break. Each sentence is made of a simple combination of the languages four core atoms:</text:p>
      <text:p text:style-name="P5"/>
      <text:p text:style-name="P5"><text:span text:style-name="T15">Keywords</text:span> <text:tab/><text:tab/><text:tab/><text:span text:style-name="T1">are function names. Some, like </text:span>PRINT <text:span text:style-name="T1">or </text:span>ADD</text:p>
      <text:p text:style-name="P5"><text:tab/><text:tab/><text:tab/><text:tab/><text:span text:style-name="T1">expect to be supplied with arguments.</text:span></text:p>
      <text:p text:style-name="P5"/>
      <text:p text:style-name="P5"><text:span text:style-name="T10">Decimal Literals<text:tab/></text:span><text:tab/><text:span text:style-name="T1">represent floating point values.</text:span></text:p>
      <text:p text:style-name="P3"/>
      <text:p text:style-name="P5"><text:span text:style-name="T13">String Literals</text:span><text:tab/><text:tab/><text:span text:style-name="T1">represent values of type string. May not include <text:tab/><text:tab/><text:tab/><text:tab/><text:tab/>spaces.</text:span></text:p>
      <text:p text:style-name="P3"/>
      <text:p text:style-name="P5"><text:span text:style-name="T7">Identifiers</text:span><text:tab/><text:tab/><text:span text:style-name="T1">refer to variables.</text:span></text:p>
      <text:p text:style-name="P5"/>
      <text:p text:style-name="P5"/>
      <text:p text:style-name="P3">Instructions always start with one keyword, followed by literals or identifiers, if so required by the keyword.</text:p>
      <text:p text:style-name="P3">A few examples:</text:p>
      <text:p text:style-name="P2"/>
      <text:p text:style-name="P1"><text:span text:style-name="T1"><text:tab/></text:span><text:span text:style-name="T15">PRINT</text:span><text:span text:style-name="T6"><text:tab/></text:span><text:span text:style-name="T1"><text:tab/></text:span><text:span text:style-name="T14">“Hello,_world!”</text:span></text:p>
      <text:p text:style-name="P2"><text:tab/><text:span text:style-name="T17">DECLARE</text:span><text:span text:style-name="T2"><text:tab/></text:span><text:span text:style-name="T8">my_number</text:span><text:span text:style-name="T2"><text:tab/></text:span><text:span text:style-name="T11">12</text:span></text:p>
      <text:p text:style-name="P1"><text:span text:style-name="T3"><text:tab/></text:span><text:span text:style-name="T16">ADD</text:span><text:span text:style-name="T3"><text:tab/></text:span><text:span text:style-name="T2"><text:tab/></text:span><text:span text:style-name="T12">12</text:span><text:span text:style-name="T3"><text:tab/><text:tab/></text:span><text:span text:style-name="T12">10</text:span><text:span text:style-name="T3"><text:tab/></text:span><text:span text:style-name="T9">my_number</text:span></text:p>
      <text:p text:style-name="P1"/>
      <text:p text:style-name="P2"><text:span text:style-name="T4">All </text:span><text:span text:style-name="T5">variables </text:span><text:span text:style-name="T4">are strongly typed (either string or float) and referred to through identifiers. They are declared with </text:span><text:span text:style-name="T5">DECLARE</text:span><text:span text:style-name="T4"> and from that point on referred to with the specified identifier. The variables type is infered from the type of the literal.</text:span></text:p>
      <text:p text:style-name="P3"/>
      <text:p text:style-name="P3">The language has the following built-in keywords:</text:p>
      <text:p text:style-name="P3">(id – identifier, lit – literal, S – string type, D – decimal type)</text:p>
      <text:p text:style-name="P3"/>
      <text:p text:style-name="P3">PRINT<text:tab/><text:tab/>&lt;any id/lit&gt;<text:tab/>..</text:p>
      <text:p text:style-name="P3">Prints the supplied list of arguments, including a linebreak at </text:p>
      <text:p text:style-name="P3">the end.</text:p>
      <text:p text:style-name="P3"/>
      <text:p text:style-name="P3">DECLARE<text:tab/>&lt;id&gt; &lt;lit&gt;</text:p>
      <text:p text:style-name="P3">Declares a variable referred to by the supplied identifier and assigns it the value of the given literal.</text:p>
      <text:p text:style-name="P3"/>
      <text:p text:style-name="P3">ADD<text:tab/><text:tab/>&lt;D id/lit&gt; &lt;D id/lit&gt; &lt;D id&gt;</text:p>
      <text:p text:style-name="P3">The values of the first two arguments are added and the result is assigned to the variable in argument three.</text:p>
      <text:p text:style-name="P3"/>
      <text:p text:style-name="P3">SUB<text:tab/><text:tab/>&lt;D id/lit&gt; &lt;D id/lit&gt; &lt;D id&gt;</text:p>
      <text:p text:style-name="P3">The first argument is subtracted by the second and the difference gets assigned to the variable in argument three.</text:p>
      <text:p text:style-name="P3"><text:soft-page-break/></text:p>
      <text:p text:style-name="P3">MUL<text:tab/><text:tab/>&lt;D id/lit&gt; &lt;D id/lit&gt; &lt;D id&gt;</text:p>
      <text:p text:style-name="P3">The values of the first two arguments are multiplied and the result is assigned to the variable in argument three.</text:p>
      <text:p text:style-name="P3"/>
      <text:p text:style-name="P3">DIV<text:tab/><text:tab/>&lt;D id/lit&gt; &lt;D id/lit&gt; &lt;D id&gt;</text:p>
      <text:p text:style-name="P3">The first argument is divided by the second and the result gets assigned to the variable in argument three.</text:p>
      <text:p text:style-name="P3"/>
      <text:p text:style-name="P3">Note: Type checking occurs at runtim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imbus Mono PS" svg:font-family="'Nimbus Mono PS'" style:font-pitch="fixed"/>
    <style:font-face style:name="Source Code Pro" svg:font-family="'Source Code Pro'" style:font-pitch="fixed"/>
    <style:font-face style:name="DejaVu Sans Mono" svg:font-family="'DejaVu Sans Mono'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1-05T17:25:27</dc:date>
    <meta:generator>OpenOffice/4.1.11$Unix OpenOffice.org_project/4111m1$Build-9808</meta:generator>
    <meta:editing-duration>PT1H47M20S</meta:editing-duration>
    <meta:editing-cycles>400</meta:editing-cycles>
    <meta:document-statistic meta:table-count="0" meta:image-count="0" meta:object-count="0" meta:page-count="2" meta:paragraph-count="29" meta:word-count="310" meta:character-count="1854"/>
  </office:meta>
</office:document-meta>
</file>